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grado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erminante di</text:p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dimensione</text:p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omorfismo</text:p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ucleo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traccia</text:p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aritmo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ogaritmo naturale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>logaritmo in basi 10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esponenziale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massimo comun divisore</text:p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minimo comune multiplo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omento</text:p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la parte immaginaria del numero complesso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la parte reale del numero complesso</text:p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estremo inferiore</text:p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imite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>limite inferiore</text:p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>limite superiore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ssim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imo</text:p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estremo superiore</text:p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>colimiti</text:p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>limite proiettivo</text:p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ulo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probabilità</text:p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coseno iperbolico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cotangente iperbolica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cosecante iperbolica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secante iperbolica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seno iperbolico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tangente iperbolica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>il settore coseno iperbolico</text:p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>il settore co-tangente iperbolica</text:p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>il settore co-secante iperbolica</text:p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>il settore secante iperbolica</text:p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>il settore seno iperbolico</text:p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>il settore tangente iperbolica</text:p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Italian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eno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cotangente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cosecante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ecante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eno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>arcocoseno</text:p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>arcocotangente</text:p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>arcocosecante</text:p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>arcosecante</text:p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>arcoseno</text:p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>arcotang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